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407c0" officeooo:paragraph-rsid="001407c0"/>
    </style:style>
    <style:style style:name="P2" style:family="paragraph" style:parent-style-name="Standard">
      <style:text-properties fo:font-weight="bold" officeooo:rsid="001e209d" officeooo:paragraph-rsid="001407c0" style:font-weight-asian="bold" style:font-weight-complex="bold"/>
    </style:style>
    <style:style style:name="P3" style:family="paragraph" style:parent-style-name="Standard">
      <style:text-properties fo:font-weight="bold" officeooo:rsid="001f795f" officeooo:paragraph-rsid="001f795f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1f79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<text:span text:style-name="T5">5</text:span>L<text:span text:style-name="T5">11</text:span> German</text:p>
      <text:p text:style-name="P2"/>
      <text:p text:style-name="P2"/>
      <text:p text:style-name="P2"/>
      <text:p text:style-name="P3">School Vocabulary</text:p>
      <text:p text:style-name="P3"><text:tab/></text:p>
      <text:p text:style-name="P3"><text:tab/><text:span text:style-name="T2">singular<text:tab/><text:tab/>plural<text:tab/><text:tab/><text:tab/>english</text:span></text:p>
      <text:p text:style-name="P3"/>
      <text:p text:style-name="P3"><text:tab/>das Buch<text:tab/><text:tab/>die B[u]cher<text:tab/><text:tab/><text:span text:style-name="T1">the book</text:span></text:p>
      <text:p text:style-name="P3"><text:tab/>das Heft<text:tab/><text:tab/>die Hefte<text:tab/><text:tab/><text:span text:style-name="T1">the notebook</text:span></text:p>
      <text:p text:style-name="P3"><text:tab/>das Papier<text:tab/><text:tab/>die Papiere<text:tab/><text:tab/><text:span text:style-name="T1">the paper</text:span></text:p>
      <text:p text:style-name="P3"><text:tab/>der Bleistift<text:tab/><text:tab/>die Bleistifte<text:tab/><text:tab/><text:span text:style-name="T1">the pencil</text:span></text:p>
      <text:p text:style-name="P3"><text:tab/>der Kuli<text:tab/><text:tab/>die Kulis<text:tab/><text:tab/><text:span text:style-name="T1">the pen</text:span></text:p>
      <text:p text:style-name="P3"><text:tab/>der Mantel<text:tab/><text:tab/>die M[a]ntel<text:tab/><text:tab/><text:span text:style-name="T1">the coat</text:span></text:p>
      <text:p text:style-name="P3"><text:tab/>das Poster<text:tab/><text:tab/>die Poster<text:tab/><text:tab/><text:span text:style-name="T1">the poster</text:span></text:p>
      <text:p text:style-name="P3"><text:tab/>der Rucksack<text:tab/><text:tab/>die Rucks[a]cke<text:tab/><text:span text:style-name="T1">the backpack</text:span></text:p>
      <text:p text:style-name="P3"><text:tab/>der Schreibtisch<text:tab/>die Schreibtische<text:tab/><text:span text:style-name="T1">the desk</text:span></text:p>
      <text:p text:style-name="P3"><text:tab/>die Tafel<text:tab/><text:tab/>die Tafeln<text:tab/><text:tab/><text:span text:style-name="T1">the (black)board</text:span></text:p>
      <text:p text:style-name="P3"><text:span text:style-name="T1"><text:tab/></text:span>das Gift<text:tab/><text:tab/><text:tab/><text:tab/><text:tab/><text:span text:style-name="T1">the poison</text:span></text:p>
      <text:p text:style-name="P3"/>
      <text:p text:style-name="P3">..</text:p>
      <text:p text:style-name="P3"/>
      <text:p text:style-name="P3">Pronunciation Rules</text:p>
      <text:p text:style-name="P3"/>
      <text:p text:style-name="P3"><text:tab/><text:span text:style-name="T1">In German, the -s before a -t or -p in the beginning of a word or syllable sounds like a -sch.</text:span></text:p>
      <text:p text:style-name="P3"><text:span text:style-name="T1"><text:tab/></text:span></text:p>
      <text:p text:style-name="P3"><text:span text:style-name="T3"><text:tab/></text:span><text:span text:style-name="T2">Ex:</text:span></text:p>
      <text:p text:style-name="P3"><text:span text:style-name="T2"><text:tab/><text:tab/></text:span><text:span text:style-name="T4">Bleistift is pronounced “Bly-schtift”</text:span></text:p>
      <text:p text:style-name="P3"><text:span text:style-name="T4"/></text:p>
      <text:p text:style-name="P3"><text:span text:style-name="T4"><text:tab/>“ei” always sounds like long “I”</text:span></text:p>
      <text:p text:style-name="P3"><text:span text:style-name="T4"><text:tab/>“ie” always sounds like “e” in “me”</text:span></text:p>
      <text:p text:style-name="P3"/>
      <text:p text:style-name="P3">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6-01-22T12:35:12.615303927</dc:date>
    <meta:editing-duration>PT57M15S</meta:editing-duration>
    <meta:editing-cycles>10</meta:editing-cycles>
    <meta:generator>LibreOffice/4.4.7.2$Linux_X86_64 LibreOffice_project/40$Build-2</meta:generator>
    <meta:document-statistic meta:table-count="0" meta:image-count="0" meta:object-count="0" meta:page-count="1" meta:paragraph-count="24" meta:word-count="114" meta:character-count="682" meta:non-whitespace-character-count="546"/>
  </office:meta>
</office:document-meta>
</file>